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ource Han Sans" svg:font-family="'Source Han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08cm" fo:min-width="0.758cm"/>
    </style:style>
    <style:style style:name="gr2" style:family="graphic" style:parent-style-name="standard">
      <style:graphic-properties svg:stroke-color="#fffb00" draw:fill-color="#fffb00" draw:textarea-horizontal-align="justify" draw:textarea-vertical-align="middle" draw:auto-grow-height="false" fo:min-height="1.008cm" fo:min-width="0.758cm"/>
    </style:style>
    <style:style style:name="gr3" style:family="graphic" style:parent-style-name="standard">
      <style:graphic-properties svg:stroke-color="#fffb00" draw:fill="solid" draw:fill-color="#fffb00" draw:textarea-horizontal-align="justify" draw:textarea-vertical-align="middle" draw:auto-grow-height="false" fo:min-height="1.008cm" fo:min-width="0.758cm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008cm" fo:min-width="0.75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fb00"/>
      <style:paragraph-properties fo:text-align="center"/>
    </style:style>
    <style:style style:name="P3" style:family="paragraph">
      <loext:graphic-properties draw:fill="solid" draw:fill-color="#fffb00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778cm" svg:height="1.778cm" svg:x="3.667cm" svg:y="5.6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1.778cm" svg:height="1.778cm" svg:x="3.667cm" svg:y="5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1.778cm" svg:height="1.778cm" svg:x="5.667cm" svg:y="7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3" draw:id="id3" draw:layer="layout" svg:width="1.778cm" svg:height="1.778cm" svg:x="5.667cm" svg:y="3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5.927cm" svg:y1="7.959cm" svg:x2="5.185cm" svg:y2="7.217cm" draw:start-shape="id1" draw:start-glue-point="5" draw:end-shape="id2" draw:end-glue-point="9" svg:d="M5927 7959l-742-742" svg:viewBox="0 0 743 743">
          <text:p/>
        </draw:connector>
        <draw:connector draw:style-name="gr4" draw:text-style-name="P4" draw:layer="layout" draw:type="line" svg:x1="5.927cm" svg:y1="5.217cm" svg:x2="5.185cm" svg:y2="5.959cm" draw:start-shape="id3" draw:start-glue-point="7" draw:end-shape="id2" draw:end-glue-point="11" svg:d="M5927 5217l-742 742" svg:viewBox="0 0 743 743">
          <text:p/>
        </draw:connector>
        <draw:custom-shape draw:style-name="gr5" draw:text-style-name="P1" xml:id="id4" draw:id="id4" draw:layer="layout" svg:width="1.778cm" svg:height="1.778cm" svg:x="7.667cm" svg:y="5.699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7.927cm" svg:y1="5.959cm" svg:x2="7.185cm" svg:y2="5.217cm" draw:start-shape="id4" draw:start-glue-point="5" draw:end-shape="id3" draw:end-glue-point="9" svg:d="M7927 5959l-742-742" svg:viewBox="0 0 743 743">
          <text:p/>
        </draw:connector>
        <draw:connector draw:style-name="gr4" draw:text-style-name="P4" draw:layer="layout" draw:type="line" svg:x1="7.927cm" svg:y1="7.217cm" svg:x2="7.185cm" svg:y2="7.959cm" draw:start-shape="id4" draw:start-glue-point="7" draw:end-shape="id1" draw:end-glue-point="11" svg:d="M7927 7217l-742 742" svg:viewBox="0 0 743 743">
          <text:p/>
        </draw:connector>
        <draw:frame draw:style-name="gr6" draw:text-style-name="P5" xml:id="id5" draw:id="id5" draw:layer="layout" svg:width="4.519cm" svg:height="0.962cm" svg:x="8.292cm" svg:y="4.175cm">
          <draw:text-box>
            <text:p>merge commit</text:p>
          </draw:text-box>
        </draw:frame>
        <draw:connector draw:style-name="gr4" draw:text-style-name="P4" draw:layer="layout" draw:type="line" svg:x1="10.551cm" svg:y1="5.137cm" svg:x2="9.185cm" svg:y2="5.959cm" draw:start-shape="id5" draw:start-glue-point="2" draw:end-shape="id4" draw:end-glue-point="11" svg:d="M10551 5137l-1366 822" svg:viewBox="0 0 1367 82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ource Han Sans" svg:font-family="'Source Han Sans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SG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ource Han Sans" style:font-family-asian="'Source Han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0T01:44:15.043733566</meta:creation-date>
    <dc:date>2019-05-12T22:06:14.925363057</dc:date>
    <meta:editing-duration>PT17M25S</meta:editing-duration>
    <meta:editing-cycles>8</meta:editing-cycles>
    <meta:generator>LibreOffice/6.2.3.2$Linux_X86_64 LibreOffice_project/20$Build-2</meta:generator>
    <meta:document-statistic meta:object-count="11"/>
  </office:meta>
</office:document-meta>
</file>